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45in" fo:margin-left="0in" table:align="left"/>
    </style:style>
    <style:style style:name="Table1.A" style:family="table-column">
      <style:table-column-properties style:column-width="0.9847in"/>
    </style:style>
    <style:style style:name="Table1.B" style:family="table-column">
      <style:table-column-properties style:column-width="0.8632in"/>
    </style:style>
    <style:style style:name="Table1.C" style:family="table-column">
      <style:table-column-properties style:column-width="3.2993in"/>
    </style:style>
    <style:style style:name="Table1.D" style:family="table-column">
      <style:table-column-properties style:column-width="1.3028in"/>
    </style:style>
    <style:style style:name="Table1.A1" style:family="table-cell">
      <style:table-cell-properties fo:padding-left="0.075in" fo:padding-right="0.075in" fo:padding-top="0in" fo:padding-bottom="0in" fo:border="0.5pt solid #000000"/>
    </style:style>
    <style:style style:name="Table1.A3" style:family="table-cell" style:data-style-name="N121">
      <style:table-cell-properties fo:padding-left="0.075in" fo:padding-right="0.075in" fo:padding-top="0in" fo:padding-bottom="0in" fo:border-left="0.5pt solid #000000" fo:border-right="0.5pt solid #000000" fo:border-top="none" fo:border-bottom="0.5pt solid #000000"/>
    </style:style>
    <style:style style:name="Table1.B3" style:family="table-cell">
      <style:table-cell-properties fo:padding-left="0.075in" fo:padding-right="0.075in" fo:padding-top="0in" fo:padding-bottom="0in" fo:border-left="0.5pt solid #000000" fo:border-right="0.5pt solid #000000" fo:border-top="none" fo:border-bottom="0.5pt solid #000000"/>
    </style:style>
    <style:style style:name="Table1.C3" style:family="table-cell">
      <style:table-cell-properties fo:padding-left="0.075in" fo:padding-right="0.075in" fo:padding-top="0in" fo:padding-bottom="0in" fo:border-left="0.5pt solid #000000" fo:border-right="0.5pt solid #000000" fo:border-top="none" fo:border-bottom="0.5pt solid #000000"/>
    </style:style>
    <style:style style:name="Table1.D3" style:family="table-cell">
      <style:table-cell-properties fo:padding-left="0.075in" fo:padding-right="0.075in" fo:padding-top="0in" fo:padding-bottom="0in" fo:border-left="0.5pt solid #000000" fo:border-right="0.5pt solid #000000" fo:border-top="none" fo:border-bottom="0.5pt solid #000000"/>
    </style:style>
    <style:style style:name="Table1.B4" style:family="table-cell">
      <style:table-cell-properties fo:padding-left="0.075in" fo:padding-right="0.075in" fo:padding-top="0in" fo:padding-bottom="0in" fo:border-left="0.5pt solid #000000" fo:border-right="0.5pt solid #000000" fo:border-top="none" fo:border-bottom="0.5pt solid #000000"/>
    </style:style>
    <style:style style:name="Table1.C4" style:family="table-cell">
      <style:table-cell-properties fo:padding-left="0.075in" fo:padding-right="0.075in" fo:padding-top="0in" fo:padding-bottom="0in" fo:border-left="0.5pt solid #000000" fo:border-right="0.5pt solid #000000" fo:border-top="none" fo:border-bottom="0.5pt solid #000000"/>
    </style:style>
    <style:style style:name="Table1.D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text-properties officeooo:paragraph-rsid="0013c167"/>
    </style:style>
    <style:style style:name="P7" style:family="paragraph" style:parent-style-name="Normal">
      <style:paragraph-properties fo:margin-top="0in" fo:margin-bottom="0.0835in" loext:contextual-spacing="false"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0417in" fo:margin-bottom="0.0417in" loext:contextual-spacing="false" fo:text-align="justify" style:justify-single-word="false"/>
      <style:text-properties fo:font-weight="bold" style:font-weight-asian="bold" style:font-size-complex="10pt" style:font-weight-complex="bold"/>
    </style:style>
    <style:style style:name="P9" style:family="paragraph" style:parent-style-name="Normal">
      <style:paragraph-properties fo:margin-top="0.0417in" fo:margin-bottom="0.0417in" loext:contextual-spacing="false"/>
      <style:text-properties style:font-size-complex="10pt"/>
    </style:style>
    <style:style style:name="P10" style:family="paragraph" style:parent-style-name="Normal">
      <style:paragraph-properties fo:margin-top="0.0417in" fo:margin-bottom="0.0417in" loext:contextual-spacing="false" fo:text-align="justify" style:justify-single-word="false"/>
      <style:text-properties style:font-size-complex="10pt"/>
    </style:style>
    <style:style style:name="P11" style:family="paragraph" style:parent-style-name="Normal">
      <style:paragraph-properties fo:margin-top="0.0417in" fo:margin-bottom="0.0417in" loext:contextual-spacing="false" fo:text-align="justify" style:justify-single-word="false"/>
      <style:text-properties officeooo:rsid="0013c167" officeooo:paragraph-rsid="0013c167" style:font-size-complex="10pt"/>
    </style:style>
    <style:style style:name="P12" style:family="paragraph" style:parent-style-name="Normal">
      <style:paragraph-properties fo:margin-top="0.0417in" fo:margin-bottom="0.0417in" loext:contextual-spacing="false"/>
      <style:text-properties officeooo:rsid="0013c167" officeooo:paragraph-rsid="0013c167" style:font-size-complex="10pt"/>
    </style:style>
    <style:style style:name="P13" style:family="paragraph" style:parent-style-name="Heading_20_1">
      <style:paragraph-properties fo:break-before="page"/>
    </style:style>
    <style:style style:name="P14"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15" style:family="paragraph" style:parent-style-name="Normal" style:list-style-name="L1"/>
    <style:style style:name="P16" style:family="paragraph" style:parent-style-name="Normal" style:list-style-name="L2"/>
    <style:style style:name="P17" style:family="paragraph" style:parent-style-name="Normal" style:list-style-name="L2">
      <style:text-properties officeooo:paragraph-rsid="0013c167"/>
    </style:style>
    <style:style style:name="P18" style:family="paragraph" style:parent-style-name="Normal" style:list-style-name="L3"/>
    <style:style style:name="P19" style:family="paragraph" style:parent-style-name="Normal" style:list-style-name="L3">
      <style:text-properties officeooo:paragraph-rsid="0013c167"/>
    </style:style>
    <style:style style:name="T1" style:family="text">
      <style:text-properties style:font-name-complex="Arial"/>
    </style:style>
    <style:style style:name="T2" style:family="text">
      <style:text-properties officeooo:rsid="0013c167"/>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05104" style:font-size-complex="10pt"/>
    </style:style>
    <style:style style:name="T8" style:family="text">
      <style:text-properties officeooo:rsid="0015b842"/>
    </style:style>
    <style:style style:name="fr1" style:family="graphic" style:parent-style-name="a0">
      <style:graphic-properties style:wrap="parallel" style:number-wrapped-paragraphs="no-limit" style:vertical-pos="from-top" style:vertical-rel="paragraph" style:horizontal-pos="right" style:horizontal-rel="page-content" fo:padding="0in" fo:border="none" style:shadow="none" draw:shadow-opacity="100%" style:writing-mode="lr-tb"/>
    </style:style>
    <text:list-style style:name="L1">
      <text:list-level-style-number text:level="1" text:style-name="WW_5f_CharLFO8LVL1" style:num-suffix="." style:num-format="1">
        <style:list-level-properties text:space-before="0.25in" text:min-label-width="0.25in"/>
      </text:list-level-style-number>
      <text:list-level-style-number text:level="2" text:style-name="WW_5f_CharLFO8LVL2" style:num-suffix="." style:num-format="a" style:num-letter-sync="true">
        <style:list-level-properties text:space-before="0.75in" text:min-label-width="0.25in"/>
      </text:list-level-style-number>
      <text:list-level-style-number text:level="3" text:style-name="WW_5f_CharLFO8LVL3" style:num-suffix="." style:num-format="i">
        <style:list-level-properties text:space-before="1.3756in" text:min-label-width="0.1252in" fo:text-align="end"/>
      </text:list-level-style-number>
      <text:list-level-style-number text:level="4" text:style-name="WW_5f_CharLFO8LVL4" style:num-suffix="." style:num-format="1">
        <style:list-level-properties text:space-before="1.75in" text:min-label-width="0.25in"/>
      </text:list-level-style-number>
      <text:list-level-style-number text:level="5" text:style-name="WW_5f_CharLFO8LVL5" style:num-suffix="." style:num-format="a" style:num-letter-sync="true">
        <style:list-level-properties text:space-before="2.25in" text:min-label-width="0.25in"/>
      </text:list-level-style-number>
      <text:list-level-style-number text:level="6" text:style-name="WW_5f_CharLFO8LVL6" style:num-suffix="." style:num-format="i">
        <style:list-level-properties text:space-before="2.8748in" text:min-label-width="0.1252in" fo:text-align="end"/>
      </text:list-level-style-number>
      <text:list-level-style-number text:level="7" text:style-name="WW_5f_CharLFO8LVL7" style:num-suffix="." style:num-format="1">
        <style:list-level-properties text:space-before="3.25in" text:min-label-width="0.25in"/>
      </text:list-level-style-number>
      <text:list-level-style-number text:level="8" text:style-name="WW_5f_CharLFO8LVL8" style:num-suffix="." style:num-format="a" style:num-letter-sync="true">
        <style:list-level-properties text:space-before="3.75in" text:min-label-width="0.25in"/>
      </text:list-level-style-number>
      <text:list-level-style-number text:level="9" text:style-name="WW_5f_CharLFO8LV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0LVL1" style:num-suffix="." style:num-format="1">
        <style:list-level-properties text:space-before="0.25in" text:min-label-width="0.25in"/>
      </text:list-level-style-number>
      <text:list-level-style-number text:level="2" text:style-name="WW_5f_CharLFO10LVL2" style:num-suffix="." style:num-format="a" style:num-letter-sync="true">
        <style:list-level-properties text:space-before="0.75in" text:min-label-width="0.25in"/>
      </text:list-level-style-number>
      <text:list-level-style-number text:level="3" text:style-name="WW_5f_CharLFO10LVL3" style:num-suffix="." style:num-format="i">
        <style:list-level-properties text:space-before="1.3756in" text:min-label-width="0.1252in" fo:text-align="end"/>
      </text:list-level-style-number>
      <text:list-level-style-number text:level="4" text:style-name="WW_5f_CharLFO10LVL4" style:num-suffix="." style:num-format="1">
        <style:list-level-properties text:space-before="1.75in" text:min-label-width="0.25in"/>
      </text:list-level-style-number>
      <text:list-level-style-number text:level="5" text:style-name="WW_5f_CharLFO10LVL5" style:num-suffix="." style:num-format="a" style:num-letter-sync="true">
        <style:list-level-properties text:space-before="2.25in" text:min-label-width="0.25in"/>
      </text:list-level-style-number>
      <text:list-level-style-number text:level="6" text:style-name="WW_5f_CharLFO10LVL6" style:num-suffix="." style:num-format="i">
        <style:list-level-properties text:space-before="2.8748in" text:min-label-width="0.1252in" fo:text-align="end"/>
      </text:list-level-style-number>
      <text:list-level-style-number text:level="7" text:style-name="WW_5f_CharLFO10LVL7" style:num-suffix="." style:num-format="1">
        <style:list-level-properties text:space-before="3.25in" text:min-label-width="0.25in"/>
      </text:list-level-style-number>
      <text:list-level-style-number text:level="8" text:style-name="WW_5f_CharLFO10LVL8" style:num-suffix="." style:num-format="a" style:num-letter-sync="true">
        <style:list-level-properties text:space-before="3.75in" text:min-label-width="0.25in"/>
      </text:list-level-style-number>
      <text:list-level-style-number text:level="9" text:style-name="WW_5f_CharLFO10LV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2LVL1" style:num-suffix="." style:num-format="1">
        <style:list-level-properties text:space-before="0.25in" text:min-label-width="0.25in"/>
      </text:list-level-style-number>
      <text:list-level-style-number text:level="2" text:style-name="WW_5f_CharLFO12LVL2" style:num-suffix="." style:num-format="a" style:num-letter-sync="true">
        <style:list-level-properties text:space-before="0.75in" text:min-label-width="0.25in"/>
      </text:list-level-style-number>
      <text:list-level-style-number text:level="3" text:style-name="WW_5f_CharLFO12LVL3" style:num-suffix="." style:num-format="i">
        <style:list-level-properties text:space-before="1.3756in" text:min-label-width="0.1252in" fo:text-align="end"/>
      </text:list-level-style-number>
      <text:list-level-style-number text:level="4" text:style-name="WW_5f_CharLFO12LVL4" style:num-suffix="." style:num-format="1">
        <style:list-level-properties text:space-before="1.75in" text:min-label-width="0.25in"/>
      </text:list-level-style-number>
      <text:list-level-style-number text:level="5" text:style-name="WW_5f_CharLFO12LVL5" style:num-suffix="." style:num-format="a" style:num-letter-sync="true">
        <style:list-level-properties text:space-before="2.25in" text:min-label-width="0.25in"/>
      </text:list-level-style-number>
      <text:list-level-style-number text:level="6" text:style-name="WW_5f_CharLFO12LVL6" style:num-suffix="." style:num-format="i">
        <style:list-level-properties text:space-before="2.8748in" text:min-label-width="0.1252in" fo:text-align="end"/>
      </text:list-level-style-number>
      <text:list-level-style-number text:level="7" text:style-name="WW_5f_CharLFO12LVL7" style:num-suffix="." style:num-format="1">
        <style:list-level-properties text:space-before="3.25in" text:min-label-width="0.25in"/>
      </text:list-level-style-number>
      <text:list-level-style-number text:level="8" text:style-name="WW_5f_CharLFO12LVL8" style:num-suffix="." style:num-format="a" style:num-letter-sync="true">
        <style:list-level-properties text:space-before="3.75in" text:min-label-width="0.25in"/>
      </text:list-level-style-number>
      <text:list-level-style-number text:level="9" text:style-name="WW_5f_CharLFO12LV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21">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P3"/>
      <text:p text:style-name="P3"/>
      <text:p text:style-name="P3"/>
      <text:p text:style-name="P3"/>
      <text:p text:style-name="P3"/>
      <text:p text:style-name="P3"/>
      <text:p text:style-name="P3"/>
      <text:p text:style-name="P7">Dokumendivahetuskeskus</text:p>
      <text:p text:style-name="P3">Klienditarkvara uuendamise juhend</text:p>
      <text:p text:style-name="Normal"/>
      <text:p text:style-name="Normal"/>
      <text:p text:style-name="P4"/>
      <text:p text:style-name="P5">Versioon 1.0.<text:span text:style-name="T2">2</text:span></text:p>
      <text:p text:style-name="Normal"/>
      <text:p text:style-name="Normal"/>
      <text:p text:style-name="Normal"/>
      <text:p text:style-name="P2"><text:span text:style-name="Default_20_Paragraph_20_Font"><text:span text:style-name="T3">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Kuupäev</text:p>
          </table:table-cell>
          <table:table-cell table:style-name="Table1.A1" office:value-type="string">
            <text:p text:style-name="P8">Versioon</text:p>
          </table:table-cell>
          <table:table-cell table:style-name="Table1.A1" office:value-type="string">
            <text:p text:style-name="P8">Kirjeldus</text:p>
          </table:table-cell>
          <table:table-cell table:style-name="Table1.A1" office:value-type="string">
            <text:p text:style-name="P8">Autor</text:p>
          </table:table-cell>
        </table:table-row>
        <table:table-row>
          <table:table-cell table:style-name="Table1.A1" office:value-type="string">
            <text:p text:style-name="P10">28.02.2010</text:p>
          </table:table-cell>
          <table:table-cell table:style-name="Table1.A1" office:value-type="string">
            <text:p text:style-name="P10">1.0</text:p>
          </table:table-cell>
          <table:table-cell table:style-name="Table1.A1" office:value-type="string">
            <text:p text:style-name="P9">Dokumendi esialgne versioon.</text:p>
          </table:table-cell>
          <table:table-cell table:style-name="Table1.A1" office:value-type="string">
            <text:p text:style-name="P10">Marko Kurm</text:p>
          </table:table-cell>
        </table:table-row>
        <table:table-row>
          <table:table-cell table:style-name="Table1.A3" office:value-type="date" office:date-value="2010-06-30">
            <text:p text:style-name="P10">30.6.10</text:p>
          </table:table-cell>
          <table:table-cell table:style-name="Table1.B3" office:value-type="string">
            <text:p text:style-name="P10">1.0.1</text:p>
          </table:table-cell>
          <table:table-cell table:style-name="Table1.C3" office:value-type="string">
            <text:p text:style-name="P9">Parandatud formaatimist ja viitamiste teistele dokumentidele</text:p>
          </table:table-cell>
          <table:table-cell table:style-name="Table1.D3" office:value-type="string">
            <text:p text:style-name="P10">Hannes Kiivet</text:p>
          </table:table-cell>
        </table:table-row>
        <table:table-row>
          <table:table-cell table:style-name="Table1.A3" office:value-type="date" office:date-value="2016-01-20">
            <text:p text:style-name="P11">20.1.16</text:p>
          </table:table-cell>
          <table:table-cell table:style-name="Table1.B4" office:value-type="string">
            <text:p text:style-name="P11">1.0.2</text:p>
          </table:table-cell>
          <table:table-cell table:style-name="Table1.C4" office:value-type="string">
            <text:p text:style-name="P12">SVN lingid muudetud Githubi linkideks </text:p>
          </table:table-cell>
          <table:table-cell table:style-name="Table1.D4" office:value-type="string">
            <text:p text:style-name="P11">Kertu Hiire</text:p>
          </table:table-cell>
        </table:table-row>
      </table:table>
      <text:p text:style-name="Normal"/>
      <text:h text:style-name="P13" text:outline-level="1">Sissejuhatus</text:h>
      <text:p text:style-name="Normal">Käesolev dokument on kirjeldus sellest, kuidas uuendada olemasolevat DVK kliendi tarkvara. Samuti on kirjeldatud seda, kuidas minna tagasi vanemale versioonile, kui selline vajadus tekib. DVK klienditarkvara koosneb paigaldamise mõttes kahest osast: andmebaasist ja rakendusest. Vaatleme neid osasid eraldi punktides.</text:p>
      <text:h text:style-name="Heading_20_1" text:outline-level="1">Uuendamine</text:h>
      <text:p text:style-name="P6">Uuendamiseks lae Riigi Infosüsteemide arenduskeskuse koduleheküljelt alla DVK kliendi tarkvarapakett (<text:a xlink:type="simple" xlink:href="https://github.com/e-gov/DVK/blob/master/installers/dvk_client-%5Bkliendi-versioon%5D.zip" text:style-name="Internet_20_link" text:visited-style-name="Visited_20_Internet_20_Link"><text:span text:style-name="Default_20_Paragraph_20_Font"><text:span text:style-name="T7">https://github.com/e-gov/DVK/blob/master/installers/dvk_client-[kliendi-versioon].zip</text:span></text:span></text:a><text:span text:style-name="T2">)</text:span> ja paki lahti arvuti kõvakettale (edaspidi viitame [dvk_klient]).</text:p>
      <text:h text:style-name="Heading_20_2" text:outline-level="2">Andmebaas</text:h>
      <text:p text:style-name="P6">Andmebaasiskriptid asuvad <text:a xlink:type="simple" xlink:href="https://github.com/e-gov/DVK/tree/master/client/tags/" text:style-name="Internet_20_link" text:visited-style-name="Visited_20_Internet_20_Link"><text:span text:style-name="Default_20_Paragraph_20_Font"><text:span text:style-name="T7">https://github.com/e-gov/DVK/tree/master/client/tags/</text:span></text:span></text:a><text:span text:style-name="Default_20_Paragraph_20_Font"><text:span text:style-name="T7">[kliendi-versioon]</text:span></text:span><text:a xlink:type="simple" xlink:href="https://github.com/e-gov/DVK/tree/master/client/tags/1.6.0/sql" text:style-name="Internet_20_link" text:visited-style-name="Visited_20_Internet_20_Link"><text:span text:style-name="Default_20_Paragraph_20_Font"><text:span text:style-name="T7">/sql</text:span></text:span></text:a><text:span text:style-name="Default_20_Paragraph_20_Font"><text:span text:style-name="T7"> <text:s/></text:span></text:span>kataloogis. Skriptid „client_latest_oracle.sql“, „client_latest_mssql.sql“ ja „client_latest_postgresql.sql“ sisaldavad DVK kliendi viimast versiooni täielikust andmebaasiskeemist. Kui tegemist on DVK kliendi versiooni uuendamisega, siis huvitavad meid kumulatiivsed andmebaasiuuendamise skriptid, mis on kaustas „update_<text:span text:style-name="Default_20_Paragraph_20_Font"><text:span text:style-name="T4">YYYYMM</text:span></text:span><text:span text:style-name="Default_20_Paragraph_20_Font"><text:span text:style-name="T6">“ ja formaadis „</text:span></text:span><text:span text:style-name="Default_20_Paragraph_20_Font"><text:span text:style-name="T4">client_update_YYYYMM</text:span></text:span>_<text:span text:style-name="Default_20_Paragraph_20_Font"><text:span text:style-name="T4">DATABASE</text:span></text:span>.sql“. </text:p>
      <text:p text:style-name="Normal">NB! Enne versiooniuuendust on mõistlik teha andmebaasist varukoopia ja/või läbida uuendusprotsess testkeskkonna andmebaasi peal.</text:p>
      <text:p text:style-name="Normal">Uuendamiseks toimi järgmiselt:</text:p>
      <text:list xml:id="list8111953630884360208" text:style-name="L1">
        <text:list-item>
          <text:p text:style-name="P15">Tee kindlaks, milline versioon DVK kliendi tarkvarast on hetkel kasutusel. Selleks vaata konfiguratsioonifailis „dvk_client.properties“ oleva parameetri „client_specification_version“ väärtus. SQL update skriptile vastav versiooninumber on kirjas skripti päises.</text:p>
        </text:list-item>
        <text:list-item>
          <text:p text:style-name="P15">Käivita vajalikud (uuemad kumulatiivsed uuendusskriptid).</text:p>
        </text:list-item>
        <text:list-item>
          <text:p text:style-name="P15">Veendu, et skriptide töötlemine lõpetati vigadeta.</text:p>
        </text:list-item>
      </text:list>
      <text:h text:style-name="Heading_20_2" text:outline-level="2">Rakendus</text:h>
      <text:p text:style-name="Normal">Rakenduse uuendamiseks on vaja Riigi Infosüsteemide koduleheküljelt alla laetud tarkvarapakett lahti pakkida ning kirjutada üle olemasolev DVK kliendi tarkvara.</text:p>
      <text:p text:style-name="Normal">NB! Enne failide ülekirjutamist oleks mõistlik teha DVK kliendi olemasolevast versioonist varukoopia, et oleks vigade ilmnemisel lihtne algset seisu taastada (konfiguratsioonifailidest võib olla abi uue versiooni seadistamisel).</text:p>
      <text:p text:style-name="Normal">Uuendamiseks toimi järgmiselt:</text:p>
      <text:list xml:id="list4371270427415268942" text:style-name="L2">
        <text:list-item>
          <text:p text:style-name="P16">Kirjuta üle DVK kliendi failid uuema versiooniga.</text:p>
        </text:list-item>
        <text:list-item>
          <text:p text:style-name="P17">Konfigureeri DVK klient. Seadistamist on kirjeldatud paigaldusjuhendis peatükkides 3,4 ja 5 (<text:a xlink:type="simple" xlink:href="https://github.com/e-gov/DVK/blob/master/doc/client/dvk_klient_paigaldusjuhend.odt" text:style-name="Internet_20_link" text:visited-style-name="Visited_20_Internet_20_Link"><text:span text:style-name="T2">https://github.com/e-gov/DVK/blob/master/doc/client/dvk_klient_paigaldusjuhend.odt</text:span></text:a>).</text:p>
        </text:list-item>
      </text:list>
      <text:h text:style-name="Heading_20_1" text:outline-level="1">Vanemale versioonile üleminek</text:h>
      <text:p text:style-name="P6">Lae alla <text:span text:style-name="T8">Githubist</text:span> (<text:a xlink:type="simple" xlink:href="https://github.com/e-gov/DVK" text:style-name="Internet_20_link" text:visited-style-name="Visited_20_Internet_20_Link"><text:span text:style-name="T2">https://github.com/e-gov/DVK</text:span></text:a>) vajaliku versioon DVK kliendi tarkvara lähtekoodi, kompileeri see (vt paiguldusjuhendi peatükki 6, <text:a xlink:type="simple" xlink:href="https://github.com/e-gov/DVK/blob/master/doc/client/dvk_klient_paigaldusjuhend.odt" text:style-name="Internet_20_link" text:visited-style-name="Visited_20_Internet_20_Link"><text:span text:style-name="T2">https://github.com/e-gov/DVK/blob/master/doc/client/dvk_klient_paigaldusjuhend.odt</text:span></text:a><text:span text:style-name="T2"> </text:span>).</text:p>
      <text:p text:style-name="Normal"><text:soft-page-break/>NB! Enne versiooni vahetust on soovitatav teha varukoopia nii andmebaasist kui rakenduse failidest, et oleks tõrgete korral võimalik esialgne seis lihtsasti taastada.</text:p>
      <text:h text:style-name="Heading_20_2" text:outline-level="2">Andmebaas</text:h>
      <text:p text:style-name="Normal">Andmebaasi vanemale versioonile viimiseks toimi järgmiselt:</text:p>
      <text:p text:style-name="P6">Käivita DVK kliendi andmebaasis SQL taastamise (<text:span text:style-name="T5">rollback</text:span><text:span text:style-name="T6">)</text:span> skriptid, mis asuvad <text:a xlink:type="simple" xlink:href="https://github.com/e-gov/DVK/tree/master/client/tags/" text:style-name="Internet_20_link" text:visited-style-name="Visited_20_Internet_20_Link"><text:span text:style-name="Default_20_Paragraph_20_Font"><text:span text:style-name="T7">https://github.com/e-gov/DVK/tree/master/client/tags/</text:span></text:span></text:a><text:span text:style-name="Default_20_Paragraph_20_Font"><text:span text:style-name="T7">[kliendi-versioon]</text:span></text:span><text:a xlink:type="simple" xlink:href="https://github.com/e-gov/DVK/tree/master/client/tags/1.6.0/sql" text:style-name="Internet_20_link" text:visited-style-name="Visited_20_Internet_20_Link"><text:span text:style-name="Default_20_Paragraph_20_Font"><text:span text:style-name="T7">/sql</text:span></text:span></text:a><text:span text:style-name="Default_20_Paragraph_20_Font"><text:span text:style-name="T7"> </text:span></text:span>kataloogis, kaustas „update_<text:span text:style-name="Default_20_Paragraph_20_Font"><text:span text:style-name="T4">YYYYMM</text:span></text:span><text:span text:style-name="Default_20_Paragraph_20_Font"><text:span text:style-name="T6">“ ja formaadis „</text:span></text:span><text:span text:style-name="Default_20_Paragraph_20_Font"><text:span text:style-name="T4">client_rollback_YYYYMM</text:span></text:span>_<text:span text:style-name="Default_20_Paragraph_20_Font"><text:span text:style-name="T4">DATABASE</text:span></text:span>.sql“. Kui üleminek toimub üle mitme versiooninumbri, siis on vaja käivitada kõik SQL taastamise skriptid, mis nende versioonide vahele jäävad. Skriptide kävitamisel alusta uuemast, ehk kõigepealt käivita kõige uuema kuupäevaga skript jne.</text:p>
      <text:h text:style-name="Heading_20_2" text:outline-level="2">Rakendus</text:h>
      <text:p text:style-name="Normal">Rakenduse puhul on vaja vanemale versioonile üleminekuks teha järgmist:</text:p>
      <text:list xml:id="list3430443618467677191" text:style-name="L3">
        <text:list-item>
          <text:p text:style-name="P18">Kirjuta üle DVK kliendi rakenduse failid.</text:p>
        </text:list-item>
        <text:list-item>
          <text:p text:style-name="P19">Konfigureeri DVK klient. Seadistamist on kirjeldatud paigaldusjuhendis peatükkides 3,4 ja 5 (<text:a xlink:type="simple" xlink:href="https://github.com/e-gov/DVK/blob/master/doc/client/dvk_klient_paigaldusjuhend.odt" text:style-name="Internet_20_link" text:visited-style-name="Visited_20_Internet_20_Link"><text:span text:style-name="T2">https://github.com/e-gov/DVK/blob/master/doc/client/dvk_klient_paigaldusjuhend.od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text-properties fo:font-size="12pt" fo:font-weight="bold" style:letter-kerning="true" style:font-size-asian="12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fo:font-size="12pt" fo:font-weight="bold" style:font-size-asian="12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Normal" style:family="paragraph">
      <style:paragraph-properties fo:margin-top="0in" fo:margin-bottom="0.1665in" loext:contextual-spacing="false" fo:line-height="100%" fo:hyphenation-ladder-count="no-limi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pt"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Footer_20_Char" style:display-name="Footer Char" style:family="text" style:parent-style-name="Default_20_Paragraph_20_Fon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T2" style:family="text">
      <style:text-properties officeooo:rsid="0013c167"/>
    </style:style>
    <style:style style:name="Mfr1" style:family="graphic" style:parent-style-name="a0">
      <style:graphic-properties style:wrap="parallel" style:number-wrapped-paragraphs="no-limit" style:vertical-pos="from-top" style:vertical-rel="paragraph" style:horizontal-pos="right" style:horizontal-rel="page-content" fo:padding="0in" fo:border="none" style:shadow="none" draw:shadow-opacity="100%" style:writing-mode="lr-tb"/>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5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17in" fo:margin-bottom="0.4917in" fo:margin-left="0.9839in" fo:margin-right="0.9835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tarkvara uuendamise juhend<text:tab/><text:tab/>Dokumendivahetuskeskus</text:p>
      </style:header>
      <style:footer>
        <text:p text:style-name="Footer"><draw:frame draw:style-name="Mfr1" draw:name="Frame1" text:anchor-type="paragraph" svg:y="0.0008in" draw:z-index="2"><draw:text-box fo:min-height="0.0161in" fo:min-width="0.0161in"><text:p text:style-name="Footer"><text:span text:style-name="Page_20_Number"><text:span text:style-name="MT1"><text:page-number text:select-page="current">4</text:page-number></text:span></text:span></text:p></draw:text-box></draw:frame><text:span text:style-name="MT2">2</text:span>0.0<text:span text:style-name="MT2">1</text:span>.201<text:span text:style-name="MT2">6</text:span><text:tab/>Versioon 1.0.<text:span text:style-name="MT2">2</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MacOSX_X86_64 LibreOffice_project/e5f16313668ac592c1bfb310f4390624e3dbfb75</meta:generator>
    <dc:title>Dokumendihoidla</dc:title>
    <dc:description/>
    <dc:subject/>
    <meta:initial-creator>Jaak Lember</meta:initial-creator>
    <meta:creation-date>2010-03-18T18:01:00Z</meta:creation-date>
    <dc:date>2016-01-20T13:54:17.576890000</dc:date>
    <meta:print-date>2008-07-30T15:24:00Z</meta:print-date>
    <meta:editing-cycles>5</meta:editing-cycles>
    <meta:editing-duration>PT22M13S</meta:editing-duration>
    <meta:document-statistic meta:table-count="1" meta:image-count="0" meta:object-count="0" meta:page-count="4" meta:paragraph-count="50" meta:word-count="407" meta:character-count="3960" meta:non-whitespace-character-count="3613"/>
    <meta:template xlink:type="simple" xlink:actuate="onRequest" xlink:title="" xlink:href="Normal.dotm"/>
  </office:meta>
</office:document-meta>
</file>